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5.311cm" table:align="left"/>
    </style:style>
    <style:style style:name="Таблица1.A" style:family="table-column">
      <style:table-column-properties style:column-width="4.217cm"/>
    </style:style>
    <style:style style:name="Таблица1.B" style:family="table-column">
      <style:table-column-properties style:column-width="11.093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72428" officeooo:paragraph-rsid="0007242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07cc55" officeooo:paragraph-rsid="0007cc55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7cc55" officeooo:paragraph-rsid="0007cc55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72428" officeooo:paragraph-rsid="00072428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072428" officeooo:paragraph-rsid="00072428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line-height="150%" fo:text-align="justify" style:justify-single-word="false"/>
      <style:text-properties style:font-name="Times New Roman" fo:font-size="14pt" fo:font-weight="bold" officeooo:rsid="00072428" officeooo:paragraph-rsid="00072428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072428" officeooo:paragraph-rsid="00072428" style:font-size-asian="14pt" style:font-size-complex="14pt"/>
    </style:style>
    <style:style style:name="P8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0072428" style:font-size-asian="14pt" style:font-size-complex="14pt"/>
    </style:style>
    <style:style style:name="P9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officeooo:rsid="0007cc55" officeooo:paragraph-rsid="0007cc55" style:font-size-asian="14pt" style:font-size-complex="14pt"/>
    </style:style>
    <style:style style:name="P10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007cc55" style:font-size-asian="14pt" style:font-size-complex="14pt"/>
    </style:style>
    <style:style style:name="P11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officeooo:rsid="0007cc55" officeooo:paragraph-rsid="000c835e" style:font-size-asian="14pt" style:font-size-complex="14pt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bold" officeooo:rsid="00095d31" officeooo:paragraph-rsid="000af8d6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095d31" officeooo:paragraph-rsid="000af8d6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officeooo:paragraph-rsid="000c110c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weight="bold" officeooo:rsid="000e0817" officeooo:paragraph-rsid="000e0817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fo:font-size="14pt" officeooo:rsid="000e0817" officeooo:paragraph-rsid="000e0817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fo:font-weight="bold" officeooo:rsid="000f56f2" officeooo:paragraph-rsid="000f56f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size="14pt" officeooo:rsid="000f56f2" officeooo:paragraph-rsid="000f56f2" style:font-size-asian="14pt" style:font-size-complex="14pt"/>
    </style:style>
    <style:style style:name="T1" style:family="text">
      <style:text-properties officeooo:rsid="0007cc55"/>
    </style:style>
    <style:style style:name="T2" style:family="text">
      <style:text-properties officeooo:rsid="0007242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110c" style:font-weight-asian="normal" style:font-weight-complex="normal"/>
    </style:style>
    <style:style style:name="T5" style:family="text">
      <style:text-properties officeooo:rsid="000c110c"/>
    </style:style>
    <style:style style:name="T6" style:family="text">
      <style:text-properties style:font-name="Times New Roman" fo:font-weight="bold" officeooo:rsid="00095d31" style:font-weight-asian="bold" style:font-weight-complex="bold"/>
    </style:style>
    <style:style style:name="T7" style:family="text">
      <style:text-properties style:font-name="Times New Roman" fo:font-weight="bold" officeooo:rsid="00072428" style:font-weight-asian="bold" style:font-weight-complex="bold"/>
    </style:style>
    <style:style style:name="T8" style:family="text">
      <style:text-properties fo:font-weight="bold" officeooo:rsid="00095d31" style:font-weight-asian="bold" style:font-weight-complex="bold"/>
    </style:style>
    <style:style style:name="T9" style:family="text">
      <style:text-properties fo:font-weight="bold" officeooo:rsid="0007cc55" style:font-weight-asian="bold" style:font-weight-complex="bold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ав команды:</text:p>
      <text:p text:style-name="P2">1) Общие положения:</text:p>
      <text:p text:style-name="P3">Количество человек в команде: 5 человек.</text:p>
      <text:p text:style-name="P4">Цель команды:</text:p>
      <text:p text:style-name="P4">Создать сайт интернет-магазина украшений ручной работы «Your Beauty».</text:p>
      <text:p text:style-name="P5"><text:span text:style-name="T1">2</text:span>) Состав команды и роли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Состав команды</text:p>
          </table:table-cell>
          <table:table-cell table:style-name="Таблица2.A1" office:value-type="string">
            <text:p text:style-name="P6">Роли в команде</text:p>
          </table:table-cell>
        </table:table-row>
        <table:table-row>
          <table:table-cell table:style-name="Таблица2.A1" office:value-type="string">
            <text:p text:style-name="P7">Крипак Ксения</text:p>
          </table:table-cell>
          <table:table-cell table:style-name="Таблица2.A1" office:value-type="string">
            <text:p text:style-name="P8"><text:span text:style-name="T2">Л</text:span>идер команды + backend-разработчик</text:p>
          </table:table-cell>
        </table:table-row>
        <table:table-row>
          <table:table-cell table:style-name="Таблица2.A1" office:value-type="string">
            <text:p text:style-name="P7">Марущак Анастасия</text:p>
          </table:table-cell>
          <table:table-cell table:style-name="Таблица2.A1" office:value-type="string">
            <text:p text:style-name="P7">Дизайнер + project manager</text:p>
          </table:table-cell>
        </table:table-row>
        <table:table-row>
          <table:table-cell table:style-name="Таблица2.A1" office:value-type="string">
            <text:p text:style-name="P7">Кузнецов Никита</text:p>
          </table:table-cell>
          <table:table-cell table:style-name="Таблица2.A1" office:value-type="string">
            <text:p text:style-name="P8"><text:span text:style-name="T2">F</text:span>rontend-разработчик</text:p>
          </table:table-cell>
        </table:table-row>
        <table:table-row>
          <table:table-cell table:style-name="Таблица2.A1" office:value-type="string">
            <text:p text:style-name="P7">Усанов Владислав</text:p>
          </table:table-cell>
          <table:table-cell table:style-name="Таблица2.A1" office:value-type="string">
            <text:p text:style-name="P7">Технический писатель</text:p>
          </table:table-cell>
        </table:table-row>
        <table:table-row>
          <table:table-cell table:style-name="Таблица2.A1" office:value-type="string">
            <text:p text:style-name="P7">Пащенко Анастасия</text:p>
          </table:table-cell>
          <table:table-cell table:style-name="Таблица2.A1" office:value-type="string">
            <text:p text:style-name="P7">Бизнес-аналитик</text:p>
          </table:table-cell>
        </table:table-row>
      </table:table>
      <text:p text:style-name="P4"/>
      <text:p text:style-name="P2">3) Правила взаимодействия между участниками в команде:</text:p>
      <text:list text:style-name="L1">
        <text:list-item>
          <text:p text:style-name="P9">Все члены команды обязаны участвовать в <text:span text:style-name="Strong_20_Emphasis"><text:span text:style-name="T3">еженедельных оффлайн встречах в четверг</text:span></text:span><text:span text:style-name="Strong_20_Emphasis"><text:span text:style-name="T4">,</text:span></text:span> на которых будут определены задачи для каждого на ближайшую неделю. </text:p>
        </text:list-item>
        <text:list-item>
          <text:p text:style-name="P10">В <text:span text:style-name="Strong_20_Emphasis"><text:span text:style-name="T3">среду</text:span></text:span> каждый член команды предоставляет отчет по выполненным задачам и заполняет диаграмму Ганта. </text:p>
        </text:list-item>
        <text:list-item>
          <text:p text:style-name="P11">Выдача задач и отчет о выполнении осуществляется в письменном виде через <text:span text:style-name="Strong_20_Emphasis"><text:span text:style-name="T3">Telegram</text:span></text:span><text:span text:style-name="T3">.</text:span></text:p>
        </text:list-item>
        <text:list-item>
          <text:p text:style-name="P11"><text:span text:style-name="T3">Работа и контроль изменений всех материалов проекта осуществляется при помощи git и удаленного репозитория на github. Стиль коммитов (сообщений к изменениям) определяется концепцией Conventional Commits</text:span> </text:p>
        </text:list-item>
      </text:list>
      <text:p text:style-name="P12">4) Правила взаимодействия команды и заказчиком:</text:p>
      <text:p text:style-name="P13">Все основные коммуникации с заказчиком осуществляются через <text:span text:style-name="T5">ли</text:span><text:span text:style-name="Strong_20_Emphasis"><text:span text:style-name="T3">дера команды</text:span></text:span><text:span text:style-name="T3"> и </text:span><text:span text:style-name="Strong_20_Emphasis"><text:span text:style-name="T3">бизнес-аналитика</text:span></text:span>, которые общаются с заказчиком посредством переговоров.</text:p>
      <text:p text:style-name="P14"><text:soft-page-break/><text:span text:style-name="T6">5</text:span><text:span text:style-name="T7">) Правила принятия решения:</text:span></text:p>
      <text:p text:style-name="P14">Решения принимаются большинством голосов.</text:p>
      <text:p text:style-name="P14"><text:span text:style-name="T8">6</text:span><text:span text:style-name="T9">) Обязанности по отчетности:</text:span></text:p>
      <text:p text:style-name="P14">Каждый член команды обязан предоставлять отчет о выполненной работе на еженедельных встречах.</text:p>
      <text:p text:style-name="P15">7) Ответственность членов команды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<text:span text:style-name="Strong_20_Emphasis"><text:span text:style-name="T10">Крипак Ксения</text:span></text:span></text:p>
          </table:table-cell>
          <table:table-cell table:style-name="Таблица1.A1" office:value-type="string">
            <text:p text:style-name="P17">- Работа над формированием команды</text:p>
          </table:table-cell>
        </table:table-row>
        <table:table-row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- Распределение обязанностей внутри команды</text:p>
          </table:table-cell>
        </table:table-row>
        <table:table-row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- Организация git-репозитория команды</text:p>
          </table:table-cell>
        </table:table-row>
        <table:table-row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- Работа над макетом сайта</text:p>
          </table:table-cell>
        </table:table-row>
        <table:table-row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- Работа над клиентской частью сайта и его интеграцией</text:p>
          </table:table-cell>
        </table:table-row>
        <table:table-row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- Составление диаграммы Ганта</text:p>
          </table:table-cell>
        </table:table-row>
        <table:table-row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- Представление готового продукта</text:p>
          </table:table-cell>
        </table:table-row>
        <table:table-row>
          <table:table-cell table:style-name="Таблица1.A1" office:value-type="string">
            <text:p text:style-name="P16"><text:span text:style-name="Strong_20_Emphasis"><text:span text:style-name="T10">Марущак Анастасия</text:span></text:span></text:p>
          </table:table-cell>
          <table:table-cell table:style-name="Таблица1.A1" office:value-type="string">
            <text:p text:style-name="P17">- Разработка устава команды</text:p>
          </table:table-cell>
        </table:table-row>
        <table:table-row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- Работа над дизайном сайта</text:p>
          </table:table-cell>
        </table:table-row>
        <table:table-row>
          <table:table-cell table:style-name="Таблица1.A1" office:value-type="string">
            <text:p text:style-name="P16"><text:span text:style-name="Strong_20_Emphasis"><text:span text:style-name="T10">Кузнецов Никита</text:span></text:span></text:p>
          </table:table-cell>
          <table:table-cell table:style-name="Таблица1.A1" office:value-type="string">
            <text:p text:style-name="P17">- Работа над техническими аспектами сайта</text:p>
          </table:table-cell>
        </table:table-row>
        <table:table-row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- Поддержка и обновление метрик вкладки "Данные"</text:p>
          </table:table-cell>
        </table:table-row>
        <table:table-row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- Работа над планом управления</text:p>
          </table:table-cell>
        </table:table-row>
        <table:table-row>
          <table:table-cell table:style-name="Таблица1.A1" office:value-type="string">
            <text:p text:style-name="P16"><text:span text:style-name="Strong_20_Emphasis"><text:span text:style-name="T10">Усанов Владислав</text:span></text:span></text:p>
          </table:table-cell>
          <table:table-cell table:style-name="Таблица1.A1" office:value-type="string">
            <text:p text:style-name="P17">- Техническое написание и документация</text:p>
          </table:table-cell>
        </table:table-row>
        <table:table-row>
          <table:table-cell table:style-name="Таблица1.A1" office:value-type="string">
            <text:p text:style-name="P16"><text:span text:style-name="Strong_20_Emphasis"><text:span text:style-name="T10">Пащенко Анастасия</text:span></text:span></text:p>
          </table:table-cell>
          <table:table-cell table:style-name="Таблица1.A1" office:value-type="string">
            <text:p text:style-name="P17">- Ведение глоссария</text:p>
          </table:table-cell>
        </table:table-row>
        <table:table-row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- Сбор и обновление метрик вкладки "Данные"</text:p>
          </table:table-cell>
        </table:table-row>
        <table:table-row>
          <table:table-cell table:style-name="Таблица1.A1" office:value-type="string">
            <text:p text:style-name="P16"><text:span text:style-name="Strong_20_Emphasis"><text:span text:style-name="T10">Команда</text:span></text:span></text:p>
          </table:table-cell>
          <table:table-cell table:style-name="Таблица1.A1" office:value-type="string">
            <text:p text:style-name="P17">- Совместная работа над представлением готового продукта</text:p>
          </table:table-cell>
        </table:table-row>
      </table:table>
      <text:p text:style-name="P18"/>
      <text:p text:style-name="P19">8) Ответственность, в случае не выполнения проекта:</text:p>
      <text:p text:style-name="P20">В случае, если проект не будет выполнен, вся ответственность ложится на всех членов команды. Каждый участник несет равную долю ответственности за результаты работы и последствия, связанные с невыполнением проект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4T12:50:13.274709043</meta:creation-date>
    <dc:date>2025-09-12T10:48:56.773571240</dc:date>
    <meta:editing-duration>PT1H3M25S</meta:editing-duration>
    <meta:editing-cycles>5</meta:editing-cycles>
    <meta:generator>LibreOffice/25.2.5.2$Linux_X86_64 LibreOffice_project/520$Build-2</meta:generator>
    <meta:document-statistic meta:table-count="2" meta:image-count="0" meta:object-count="0" meta:page-count="2" meta:paragraph-count="54" meta:word-count="319" meta:character-count="2349" meta:non-whitespace-character-count="2085"/>
  </office:meta>
</office:document-meta>
</file>